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Business Problem: Creating Dashboards and Analyzing Metrics to Determine the Best Time to Launch a Product in the Customer Journey of a Financial Service</text:p>
      <text:p text:style-name="Standard"/>
      <text:p text:style-name="Standard">## Introduction</text:p>
      <text:p text:style-name="Standard"/>
      <text:p text:style-name="Standard">Bankverse is a fintech company specializing in bank transfers operating in the United States. They are planning to launch a new instant money transfer service in the United States of America. . To ensure the success of this launch, the General Product Manager (GPM) would like to gather essential information to determine the best date for releasing this new feature.</text:p>
      <text:p text:style-name="Standard"/>
      <text:p text:style-name="Standard">The primary goal is to reach the maximum number of users possible. To achieve this, the GPM wants to launch the product on a specific day and time when user engagement is at its peak. Additionally, they aim to identify the priority for developing the product for specific operating systems to ensure that it is available to the widest possible user base on the release date.</text:p>
      <text:p text:style-name="Standard"/>
      <text:p text:style-name="Standard">## Objectives</text:p>
      <text:p text:style-name="Standard"/>
      <text:p text:style-name="Standard">- Analyze customer behavior data to identify the most engaging days and times.</text:p>
      <text:p text:style-name="Standard">- Determine the optimal launch date for the new instant transfer service.</text:p>
      <text:p text:style-name="Standard">- Prioritize the development of the product for specific operating systems to maximize user accessibility.</text:p>
      <text:p text:style-name="Standard"/>
      <text:p text:style-name="Standard">## Data Analysis</text:p>
      <text:p text:style-name="Standard"/>
      <text:p text:style-name="Standard">In order to achieve these objectives, the following steps will be taken:</text:p>
      <text:p text:style-name="Standard"/>
      <text:p text:style-name="Standard">1. **Data Collection**: Gather user interaction and engagement data to identify patterns.</text:p>
      <text:p text:style-name="Standard">2. **Dashboard Creation**: Develop data visualization dashboards to track user activity and engagement over time.</text:p>
      <text:p text:style-name="Standard">3. **Statistical Analysis**: Utilize statistical tools and techniques to determine the most engaging days and times.</text:p>
      <text:p text:style-name="Standard">4. **Recommendations**: Based on the analysis, make recommendations for the optimal launch date and prioritize the development for specific operating systems.</text:p>
      <text:p text:style-name="Standard"/>
      <text:p text:style-name="Standard">## Team Members</text:p>
      <text:p text:style-name="Standard"/>
      <text:p text:style-name="Standard">- [Your Name]: Data Analyst</text:p>
      <text:p text:style-name="Standard">- [GPM's Name]: General Product Manager</text:p>
      <text:p text:style-name="Standard">- [Other Team Members]: Mention other team members and their roles, if applicable.</text:p>
      <text:p text:style-name="Standard"/>
      <text:p text:style-name="Standard">## Data Sources</text:p>
      <text:p text:style-name="Standard"/>
      <text:p text:style-name="Standard">- User engagement data from Bankverse's internal systems.</text:p>
      <text:p text:style-name="Standard"/>
      <text:p text:style-name="Standard">## Technologies and Tools</text:p>
      <text:p text:style-name="Standard"/>
      <text:p text:style-name="Standard">- Data analysis and visualization tools (e.g., Python, Jupyter Notebook, Tableau, Power BI).</text:p>
      <text:p text:style-name="Standard">- Statistical analysis software.</text:p>
      <text:p text:style-name="Standard">- Database and data storage tools.</text:p>
      <text:p text:style-name="Standard">- Any other relevant tools.</text:p>
      <text:p text:style-name="Standard"/>
      <text:p text:style-name="Standard">## Contact</text:p>
      <text:p text:style-name="Standard"><text:soft-page-break/></text:p>
      <text:p text:style-name="Standard">If you have any questions or require further information, please feel free to contact [Your Name] at [Your Email Address].</text:p>
      <text:p text:style-name="Standard"/>
      <text:p text:style-name="Standard">---</text:p>
      <text:p text:style-name="Standard"/>
      <text:p text:style-name="Standard">Please replace `[Your Name]`, `[GPM's Name]`, and other placeholders with the actual names and information. This README provides an introduction to the business problem and the steps to address it.<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4T21:51:19.479000000</meta:creation-date>
    <dc:date>2023-11-04T22:40:43.591000000</dc:date>
    <meta:editing-duration>PT29M1S</meta:editing-duration>
    <meta:editing-cycles>1</meta:editing-cycles>
    <meta:document-statistic meta:table-count="0" meta:image-count="0" meta:object-count="0" meta:page-count="2" meta:paragraph-count="29" meta:word-count="397" meta:character-count="2523" meta:non-whitespace-character-count="2154"/>
    <meta:generator>LibreOffice/7.3.4.2$Windows_X86_64 LibreOffice_project/728fec16bd5f605073805c3c9e7c4212a0120dc5</meta:generator>
  </office:meta>
</office:document-meta>
</file>